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Liberation Serif" fo:font-style="italic" officeooo:rsid="007f68bd" officeooo:paragraph-rsid="001a6251" style:font-style-asian="italic" style:font-style-complex="italic"/>
    </style:style>
    <style:style style:name="P2" style:family="paragraph" style:parent-style-name="Standard">
      <style:text-properties style:font-name="Liberation Serif" fo:font-style="italic" officeooo:rsid="008a5ac7" officeooo:paragraph-rsid="001a6251" style:font-style-asian="italic" style:font-style-complex="italic"/>
    </style:style>
    <style:style style:name="P3" style:family="paragraph" style:parent-style-name="Standard">
      <style:text-properties style:font-name="Liberation Serif" fo:font-style="italic" officeooo:rsid="007f68bd" officeooo:paragraph-rsid="001a6251" style:font-style-asian="italic" style:font-style-complex="italic"/>
    </style:style>
    <style:style style:name="P4" style:family="paragraph" style:parent-style-name="Standard">
      <style:text-properties officeooo:rsid="007f68bd" officeooo:paragraph-rsid="001a6251"/>
    </style:style>
    <style:style style:name="P5" style:family="paragraph" style:parent-style-name="Standard">
      <style:text-properties officeooo:rsid="007fbb27" officeooo:paragraph-rsid="001a6251"/>
    </style:style>
    <style:style style:name="P6" style:family="paragraph" style:parent-style-name="Standard">
      <style:text-properties officeooo:rsid="00806910" officeooo:paragraph-rsid="001a6251"/>
    </style:style>
    <style:style style:name="P7" style:family="paragraph" style:parent-style-name="Standard">
      <style:text-properties officeooo:rsid="00824699" officeooo:paragraph-rsid="001a6251"/>
    </style:style>
    <style:style style:name="P8" style:family="paragraph" style:parent-style-name="Standard">
      <style:text-properties style:font-name="Dudu Cyryllic" officeooo:rsid="00824699" officeooo:paragraph-rsid="001a6251"/>
    </style:style>
    <style:style style:name="P9" style:family="paragraph" style:parent-style-name="Standard">
      <style:text-properties style:font-name="Dudu Cyryllic" officeooo:rsid="00876a97" officeooo:paragraph-rsid="001a6251"/>
    </style:style>
    <style:style style:name="P10" style:family="paragraph" style:parent-style-name="Standard">
      <style:text-properties style:font-name="Dudu Cyryllic" officeooo:rsid="0088baa4" officeooo:paragraph-rsid="001a6251"/>
    </style:style>
    <style:style style:name="P11" style:family="paragraph" style:parent-style-name="Standard">
      <style:text-properties style:font-name="Dudu Cyryllic" officeooo:rsid="008a5ac7" officeooo:paragraph-rsid="001a6251"/>
    </style:style>
    <style:style style:name="P12" style:family="paragraph" style:parent-style-name="Standard">
      <style:text-properties officeooo:rsid="0082c702" officeooo:paragraph-rsid="001a6251"/>
    </style:style>
    <style:style style:name="P13" style:family="paragraph" style:parent-style-name="Standard">
      <style:text-properties officeooo:rsid="0084b26b" officeooo:paragraph-rsid="001a6251"/>
    </style:style>
    <style:style style:name="P14" style:family="paragraph" style:parent-style-name="Standard">
      <style:text-properties officeooo:rsid="0086361b" officeooo:paragraph-rsid="001a6251"/>
    </style:style>
    <style:style style:name="P15" style:family="paragraph" style:parent-style-name="Standard">
      <style:text-properties officeooo:rsid="00876a97" officeooo:paragraph-rsid="001a6251"/>
    </style:style>
    <style:style style:name="P16" style:family="paragraph" style:parent-style-name="Standard">
      <style:text-properties officeooo:rsid="0088baa4" officeooo:paragraph-rsid="001a6251"/>
    </style:style>
    <style:style style:name="P17" style:family="paragraph" style:parent-style-name="Standard">
      <style:text-properties officeooo:rsid="008a5ac7" officeooo:paragraph-rsid="001a6251"/>
    </style:style>
    <style:style style:name="T1" style:family="text">
      <style:text-properties officeooo:rsid="00c5a49d"/>
    </style:style>
    <style:style style:name="T2" style:family="text">
      <style:text-properties officeooo:rsid="02d5021e"/>
    </style:style>
    <style:style style:name="T3" style:family="text">
      <style:text-properties officeooo:rsid="02d6993a"/>
    </style:style>
    <style:style style:name="T4" style:family="text">
      <style:text-properties officeooo:rsid="009220f7"/>
    </style:style>
    <style:style style:name="T5" style:family="text">
      <style:text-properties officeooo:rsid="02d4f3d7"/>
    </style:style>
    <style:style style:name="T6" style:family="text">
      <style:text-properties officeooo:rsid="00e02b4d"/>
    </style:style>
    <style:style style:name="T7" style:family="text">
      <style:text-properties officeooo:rsid="0082c702"/>
    </style:style>
    <style:style style:name="T8" style:family="text">
      <style:text-properties officeooo:rsid="00c32b72"/>
    </style:style>
    <style:style style:name="T9" style:family="text">
      <style:text-properties officeooo:rsid="00e21a47"/>
    </style:style>
    <style:style style:name="T10" style:family="text">
      <style:text-properties officeooo:rsid="00c4fde0"/>
    </style:style>
    <style:style style:name="T11" style:family="text">
      <style:text-properties style:font-name="Liberation Serif" fo:font-style="italic" style:font-style-asian="italic" style:font-style-complex="italic"/>
    </style:style>
    <style:style style:name="T12" style:family="text">
      <style:text-properties style:font-name="Liberation Serif" fo:font-style="italic" officeooo:rsid="00c4fde0" style:font-style-asian="italic" style:font-style-complex="italic"/>
    </style:style>
    <style:style style:name="T13" style:family="text">
      <style:text-properties style:font-name="Liberation Serif" fo:font-style="italic" officeooo:rsid="00c599f0" style:font-style-asian="italic" style:font-style-complex="italic"/>
    </style:style>
    <style:style style:name="T14" style:family="text">
      <style:text-properties style:font-name="Liberation Serif" fo:font-style="italic" officeooo:rsid="02d5021e" style:font-style-asian="italic" style:font-style-complex="italic"/>
    </style:style>
    <style:style style:name="T15" style:family="text">
      <style:text-properties officeooo:rsid="00e2ce38"/>
    </style:style>
    <style:style style:name="T16" style:family="text">
      <style:text-properties officeooo:rsid="00c599f0"/>
    </style:style>
    <style:style style:name="T17" style:family="text">
      <style:text-properties officeooo:rsid="0088baa4"/>
    </style:style>
    <style:style style:name="T18" style:family="text">
      <style:text-properties officeooo:rsid="00e444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4">А пока я валялся на раскладушке вперемешку с полем Аустерлица, жизнь не стояла на месте. Брат и сестра приносили новости, что мусорку снесли <text:span text:style-name="T5">и</text:span> поставили <text:span text:style-name="T5">там </text:span>раздевалку, <text:span text:style-name="T5">в которой</text:span> выдают коньки.</text:p>
      <text:p text:style-name="P4">И каток устроили тут же, между раздевалкой <text:span text:style-name="T6">и </text:span>Бугорком, на поле, которое осенью разравнивал одинокий бульдозер. Приехала пожарная машина, <text:span text:style-name="T5">с неё </text:span>сбросила на землю шланги, из <text:span text:style-name="T5">которых</text:span> натекла вода, и — <text:span text:style-name="T5">получился</text:span> каток.</text:p>
      <text:p text:style-name="P4">Теперь можно приходить, брать в раздевалке коньки, или с собой приносить и — кататься!</text:p>
      <text:p text:style-name="P4">Я не хотел отставать от жизни и поскорее поправился.</text:p>
      <text:p text:style-name="P4">Однако — опоздал. </text:p>
      <text:p text:style-name="P5">В раздевалке коньков уже не выдавали и надо приносить свои, но лавки остались: можно сесть и переобуться в те, что принёс, а под лавками ящички — оставлять свои валенки пока катаешься.</text:p>
      <text:p text:style-name="P4"/>
      <text:p text:style-name="P5"><text:span text:style-name="T6">Для входа в</text:span> раздевалку <text:span text:style-name="T6">нужно подняться на</text:span> высоко<text:span text:style-name="T6">е</text:span> деревянно<text:span text:style-name="T6">е</text:span> крыльц<text:span text:style-name="T6">о</text:span> с двумя дверями — одна раздевалкина, а другая в соседнюю комнату, где <text:span text:style-name="T6">поставлен</text:span> станок для заточки коньков и печка-буржуйка из широкой железной бочки. </text:p>
      <text:p text:style-name="P5">В печке <text:span text:style-name="T5">полыхал</text:span> жаркий огонь <text:s/>для отогрева застывших рук, или <text:span text:style-name="T5">же </text:span>варежки обсушить, <text:span text:style-name="T6">только</text:span> надо <text:span text:style-name="T6">присматривать</text:span> — если вовремя<text:span text:style-name="T6"> </text:span>не снимешь <text:span text:style-name="T6">их с раскалённого железа</text:span>, <text:span text:style-name="T5">то </text:span>начинают вонять палёной шерстью ниток, из которых связаны.</text:p>
      <text:p text:style-name="P6"><text:span text:style-name="T6">Как мне хотелось научиться гонять</text:span> на коньках! Они так вкусно хрустят по льду. Они несут — словно на крыльях.</text:p>
      <text:p text:style-name="P6">Ученье началось с двухполозных, которые надо привязывать к валенкам бечёвками, но меня засмеяли, что это детсадная безделушка. Потом были «снегурки» с круглыми носами, но тоже на бечёвках. <text:s/>И на них ничего не получилось.</text:p>
      <text:p text:style-name="P6">Наконец, мама откуда-то принесла настоящие «полуканадки», приклёпанные к своим ботинкам.</text:p>
      <text:p text:style-name="P6">С ними я поспешил в раздевалку катка. Переобулся из валенков. Вышел на лёд, проковылял туда-сюда на подворачивающихся коньках, <text:span text:style-name="T7">они никак не хотели </text:span>стоять ровно — <text:span text:style-name="T7">подламывались то внутрь, то в стороны, до боли выкручивая мне ступни.</text:span></text:p>
      <text:p text:style-name="P6">К раздевалке <text:span text:style-name="T8">пришлось</text:span> возвраща<text:span text:style-name="T8">ть</text:span>ся по сугробам — плотный снег удерживал лезвия коньков вертикально <text:span text:style-name="T9">и они уже</text:span> не выворачивали мне щиколотки на излом.</text:p>
      <text:p text:style-name="P7">Последняя попытка <text:span text:style-name="T8">произошла</text:span> вечером, когда папа пришёл с работы и, по моей просьбе, накрепко зашнуровал ботинки «<text:span text:style-name="T5">полуканадок»</text:span> поверх толстовязанных шерстяных носков.</text:p>
      <text:p text:style-name="P7">Я процокал по лестнице вниз, держась за перила. </text:p>
      <text:p text:style-name="P7">От перил до двери подъезда <text:span text:style-name="T2">я</text:span> шёл припадая руками к стене. Она же помогла мне обогнуть дом. Дальше пошли вспомогающие сугробы, но на дороге их не было и её я перес<text:span text:style-name="T2">екал</text:span> <text:span text:style-name="T8">трепеща</text:span> руками, как канатоходец.</text:p>
      <text:p text:style-name="P7"><text:span text:style-name="T8">Наконец я</text:span> добрёл до катка, но всё повторилось опять — коньки <text:span text:style-name="T7">выламы</text:span>вали ступни, несмотря на тугую шнуровку.</text:p>
      <text:p text:style-name="P7">Я постоял в толчее <text:span text:style-name="T10">окрылённых коньками</text:span> счастливчиков и нескончаемо болезненным путём побрёл обратно.</text:p>
      <text:p text:style-name="P8"/>
      <text:p text:style-name="P8"><text:span text:style-name="T12">(...б</text:span><text:span text:style-name="T11">ольше ни разу в жизни я не пытался встать на коньки. </text:span></text:p>
      <text:p text:style-name="P8"><text:span text:style-name="T11">Рождённый ползать — летать не может...</text:span><text:span text:style-name="T10">)</text:span></text:p>
      <text:p text:style-name="P7"/>
      <text:p text:style-name="P12">В один из ясных выходных дней сосед по площадке из квартиры наискосок — Степан Зимин, позвал меня и своего сына Юру <text:span text:style-name="T10">сходить</text:span> в лес на лыжах.</text:p>
      <text:p text:style-name="P12">Для такого случая родители раздобыли мне лыжи с палками.</text:p>
      <text:p text:style-name="P12">Крепленья <text:span text:style-name="T10">у таких лыж —</text:span> ременные петли посередине, <text:span text:style-name="T2">куда надо совать нос валенка и белой </text:span><text:soft-page-break/><text:span text:style-name="T2">резинкой от трусов, что привязана к каждой петле, охватить его повыше пятки.</text:span></text:p>
      <text:p text:style-name="P13">Степан на эту вылазку пошёл совсем без лыжных палок, но ездил — залюбуешься.</text:p>
      <text:p text:style-name="P13">Мы свернули в лес левее школы новобранцев и углубились в чащу почти непролазных сосен с иссохшими ветвями в нижних ярусах.</text:p>
      <text:p text:style-name="P13">Потом нам встретились пара квадратных ям и Степан сказал, что <text:span text:style-name="T10">это от</text:span> землян<text:span text:style-name="T10">ок вырытых тут во время войны</text:span>.</text:p>
      <text:p text:style-name="P13">У меня <text:span text:style-name="T10">такое</text:span> в уме не укладывалось, война ведь <text:span text:style-name="T10">про</text:span>шла до моего рождения — то есть целую вечность тому назад. За такое время все траншеи с землянками и блиндажами должны <text:span text:style-name="T10">совершенно</text:span> изгладиться с лица земли.</text:p>
      <text:p text:style-name="P13"/>
      <text:p text:style-name="P13">Больше Степан Зимин не выводил нас на лыжные прогулки, но мне понравилось катание на лыжах и я начал обкатывать ближайшие спуски за обводной дорогой.</text:p>
      <text:p text:style-name="P14"><text:span text:style-name="T10">Когда</text:span> в школе <text:span text:style-name="T10">проводилось</text:span> лыжное соревнование среди учащихся, <text:span text:style-name="T10">я, к</text:span>онечно же, вызвался <text:span text:style-name="T10">в нём </text:span>участвовать и вечером накануне забега попросил папу сменить изношенные резинки на креплениях, но он сказал — пойдут и <text:span text:style-name="T10">эти</text:span>.</text:p>
      <text:p text:style-name="P14">Старт <text:span text:style-name="T10">давался</text:span> с <text:span text:style-name="T10">той же </text:span>поляны, где осенью <text:span text:style-name="T10">проходил воскресник по развалу </text:span>длинн<text:span text:style-name="T10">ого</text:span> барак<text:span text:style-name="T10">а. Оттуда</text:span> лыжня уходила в лес и, попетляв там, возвращалась обратно. </text:p>
      <text:p text:style-name="P14">Старт, он же <text:span text:style-name="T15">и</text:span> финиш; два в одном.</text:p>
      <text:p text:style-name="P14">Нашу группу, четвёртые-пятые классы, пустили <text:span text:style-name="T16">в забег</text:span> всех вместе и впереди бежал старшеклассник, чтоб мы не сбились не на ту лыжню.</text:p>
      <text:p text:style-name="P15">Меня обгоняли и я обгонял кого-то, кричал «лыжню! лыжню!» бежавшим впереди, чтоб уступили две <text:span text:style-name="T16">узкие </text:span>дорожки накатанного снега, и неохотно съезжал с них в сторону, когда и мне в спину кричали «лыжню!»</text:p>
      <text:p text:style-name="P15">На уже знакомом спуске, где солдаты-лыжники устроили высокий трамплин из снега, мы сбились в кучу-малу, хоть и съезжали <text:span text:style-name="T16">в объезд</text:span> трамплин<text:span text:style-name="T16">а</text:span>.</text:p>
      <text:p text:style-name="P15"><text:s/><text:span text:style-name="T16">И</text:span>з кучи <text:span text:style-name="T16">я</text:span> выбрался одним из первых и <text:span text:style-name="T16">резво рванул</text:span> дальше, но метров за двести до финиша лопнула подлая резинка на правом валенке и лыж<text:span text:style-name="T16">ина</text:span> перестала держаться.</text:p>
      <text:p text:style-name="P15">Сдерживая злые слёзы, я добрёл до финиша в одной, пинками подгоняя правую скользить <text:span text:style-name="T16">вперёд </text:span>по <text:span text:style-name="T16">её половине наезженной лыжни</text:span>.</text:p>
      <text:p text:style-name="P15">Судьям это понравилось — они смеялись, а я, когда пришёл домой, разрыдался: ведь я же знал, ведь просил же!</text:p>
      <text:p text:style-name="P15">Мама упрекнула папу. </text:p>
      <text:p text:style-name="P15">Он вскипел, но ничего не сказал, а назавтра <text:span text:style-name="T17">на ременные петли лыж закрепил круглую резинку цвета слоновой кости и толщиной с мизинец, которую он принёс с работы.</text:span></text:p>
      <text:p text:style-name="P9"/>
      <text:p text:style-name="P10"><text:span text:style-name="T13">(...</text:span><text:span text:style-name="T14">та резинка ни разу </text:span><text:span text:style-name="T11"><text:s/>не подв</text:span><text:span text:style-name="T14">е</text:span><text:span text:style-name="T11">ла,</text:span><text:span text:style-name="T14"> и</text:span><text:span text:style-name="T13"> </text:span><text:span text:style-name="T11">даже двадцать два года спустя </text:span><text:span text:style-name="T14">служила как надо</text:span><text:span text:style-name="T11">. </text:span></text:p>
      <text:p text:style-name="P10"><text:span text:style-name="T11">Лыжи, </text:span><text:span text:style-name="T14">они, </text:span><text:span text:style-name="T15">вобщем-то,</text:span> очень живучи...<text:span text:style-name="T16">)</text:span></text:p>
      <text:p text:style-name="P10"/>
      <text:p text:style-name="P16">С такими надёжными креплениями я закатывался по воскресеньям в лес на <text:span text:style-name="T15">целый</text:span> день.</text:p>
      <text:p text:style-name="P16">Нескончаемая, <text:span text:style-name="T16">плотная</text:span> лыжня тянулась там неизвестно откуда и куда. <text:span text:style-name="T16">Порой</text:span> раздваивалась и шла парой. </text:p>
      <text:p text:style-name="P16">Мне нрави<text:span text:style-name="T2">т</text:span>ся звук, с которым лыжи прищёлкивали по <text:span text:style-name="T2">лыжне</text:span>. Иногда <text:span text:style-name="T16">на пути </text:span>встречались одиночные солдаты-лыжники без шинелей, в одних только гимнастёрках и без ремня. <text:s/></text:p>
      <text:p text:style-name="P16">Прямая лыжня выводила к моему излюбленному месту катания — глубокой ложбине, где набранная при спуске по одному склону скорость выноси<text:span text:style-name="T2">т тебя</text:span> чуть ли не на треть противоположного. </text:p>
      <text:p text:style-name="P16">Мне это нравилось и я гордился, что могу кататься как солдаты, хотя случалось и падать, особенно на том трамплине, что они построили для своих прыжков.</text:p>
      <text:p text:style-name="P17">Однажды я приметил укромную лыжню, <text:span text:style-name="T16">что </text:span>уходи<text:span text:style-name="T16">ла</text:span> в лес от магистральной, проложенной по просеке <text:span text:style-name="T18">бывшей</text:span> контрольной полосы Зоны-Объекта до <text:span text:style-name="T18">её-его</text:span> расширения <text:span text:style-name="T16">в новые границы</text:span>.</text:p>
      <text:p text:style-name="P17">Неукатанная лыжня вывела меня к великолепной лыжной горке посреди чащи. </text:p>
      <text:p text:style-name="P17"><text:soft-page-break/>Правда, спуск обступали многолетние ели-великаны, понуждая к плавному повороту в конце; но если удержаться на том повороте, разгон уносит тебя невообразимо далеко, скорость выжимает слёзы из глаз и дарит восторг, что заставляет <text:s/>вернуться и съехать ещё и ещё...</text:p>
      <text:p text:style-name="P17">На следующее воскресенье я там почти уже не падал и закатался до <text:span text:style-name="T1">позднего </text:span>часа, когда из-под разлапистых, <text:span text:style-name="T18">отягчённых</text:span> плотным <text:s/>снег<text:span text:style-name="T1">ом</text:span> <text:span text:style-name="T18">ветвей на елях </text:span>нач<text:span text:style-name="T1">инают</text:span> сочиться сиреневые сумерки.</text:p>
      <text:p text:style-name="P17"><text:span text:style-name="T18">И я</text:span> вдруг <text:span text:style-name="T3">почувствовал, что не один здесь, кто-то за мной наблюдает из-за спин неохватных елей; сначала стало как-то не по себе, но потом я </text:span>услышал затаённое молчание леса <text:span text:style-name="T1">вокруг </text:span>и <text:span text:style-name="T3">понял — это он, лес, дружески подсматривает</text:span> <text:span text:style-name="T3">за мною, потому что мы с ним заодно; и тут я <text:s/></text:span>вспомнил, что до <text:span text:style-name="T1">К</text:span>варталов ещё два километра пути.</text:p>
      <text:p text:style-name="P11"/>
      <text:p text:style-name="P2"><text:span text:style-name="T1">(...к</text:span>онечно, домой я заявился <text:span text:style-name="T2">уже </text:span>в потёмках и <text:span text:style-name="T1">получил громкий нагоняй</text:span>. Зато до сих пор, когда вспомнятся те сиреневые зимние сумерки и тишь <text:span text:style-name="T3">дружелюбного леса</text:span>, я знаю, что жил не зря...<text:span text:style-name="T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8T13:46:08.392370266</meta:creation-date>
    <dc:date>2017-02-28T13:46:16.600381999</dc:date>
    <dc:creator>sehrguey </dc:creator>
    <meta:editing-duration>PT8S</meta:editing-duration>
    <meta:editing-cycles>1</meta:editing-cycles>
    <meta:document-statistic meta:table-count="0" meta:image-count="0" meta:object-count="0" meta:page-count="3" meta:paragraph-count="52" meta:word-count="1116" meta:character-count="7154" meta:non-whitespace-character-count="6052"/>
    <meta:generator>LibreOffice/4.3.3.2$Linux_x86 LibreOffice_project/430m0$Build-2</meta:generator>
  </office:meta>
</office:document-meta>
</file>